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Below are the commands that can be used to run the framework on NVIDIA summit:</text:span></text:p>
      <text:p text:style-name="P1"/>
      <text:p text:style-name="P1">module load cuda/11.0.3 python/3.8.10 cmake/3.21.3 gcc/9.3.0</text:p>
      <text:p text:style-name="P1">bsub -Is -W 02:00 -nnodes 1 -P CSC383 $SHELL</text:p>
      <text:p text:style-name="P1">python python/main.py --backend cuda --config config.json</text:p>
      <text:p text:style-name="P1">jsrun --nrs 1 --cpu_per_rs 7 --gpu_per_rs 1 --rs_per_host 1 <text:s/>--bind rs ./main</text:p>
      <text:p text:style-name="P1">jsrun --nrs 1 --cpu_per_rs 7 --gpu_per_rs 1 --rs_per_host 1 <text:s/>--bind rs nvprof --metrics</text:p>
      <text:p text:style-name="P1">flop_count_dp,dram_read_throughput,dram_write_throughput,achieved_occupancy,sm_efficiency,gld_throughput,gst_throughput ./main</text:p>
      <text:p text:style-name="P1"/>
      <text:p text:style-name="P1"><text:span text:style-name="T1">Below commands can be used to run the framework on AMD crusher:</text:span></text:p>
      <text:p text:style-name="P1"/>
      <text:p text:style-name="P1">module load cray-python rocm</text:p>
      <text:p text:style-name="P1">salloc -A CSC383 -J hello -t 00:30:00 -p batch -N 1</text:p>
      <text:p text:style-name="P1">python python/main.py --backend hip --config config.json</text:p>
      <text:p text:style-name="P1">rocprof --timestamp on --stats -i rocprof-config.txt -o test.csv ./main</text:p>
      <text:p text:style-name="P1"/>
      <text:p text:style-name="P1"><text:span text:style-name="T1">To build the bricklib, below commands can be used.</text:span><text:s/>(The installation path needs to be updated in framework's config.json file)</text:p>
      <text:p text:style-name="P1"/>
      <text:p text:style-name="P1">cd bricklib</text:p>
      <text:p text:style-name="P1">rm build* -rf</text:p>
      <text:p text:style-name="P1">mkdir build</text:p>
      <text:p text:style-name="P1">cd build/</text:p>
      <text:p text:style-name="P1"><text:span text:style-name="T1">1. For AMD crusher:</text:span></text:p>
      <text:p text:style-name="P1">cmake .. -DCMAKE_CXX_COMPILER=/opt/rocm-4.5.0/bin/amdclang++ -DUSE_HIP=ON</text:p>
      <text:p text:style-name="P1">module load cuda/11.0.3 python/3.8.10 cmake/3.21.3 gcc/9.3.0</text:p>
      <text:p text:style-name="P1">make single-hip</text:p>
      <text:p text:style-name="P1"><text:span text:style-name="T1">2. For NVIDIA Summit:</text:span></text:p>
      <text:p text:style-name="P1">cmake .. -DCMAKE_CXX_COMPILER=g++</text:p>
      <text:p text:style-name="P1">make single-cuda</text:p>
      <text:p text:style-name="P1"/>
      <text:p text:style-name="P1"><text:span text:style-name="T1">Below commands can be used to run the framework on Perlmutter:</text:span></text:p>
      <text:p text:style-name="P1"/>
      <text:p text:style-name="P1">module load craype-accel-nvidia80 python/3.9-anaconda-2021.11 cmake cudatoolkit nvidia Nsight-Systems/2022.2.1</text:p>
      <text:p text:style-name="P1">cd $SCRATCH</text:p>
      <text:p text:style-name="P1">python python/main.py --backend cuda --config config.json</text:p>
      <text:p text:style-name="P1">salloc --nodes 1 --qos interactive --time 01:00:00 --constraint gpu --gpus 1 -c 1 --ntasks-per-node=1 --gpus-per-task=1 --threads-per-core=1 --gpu-bind=single:1 --account=m1411_g</text:p>
      <text:p text:style-name="P1">dcgmi profile --pause</text:p>
      <text:p text:style-name="P1">srun -n 1 ncu -f -o outputFile -s 1 -c 5 --set full ./mai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